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olor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0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]=255;[.F2]=255;[.H2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0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]=255;[.F3]=255;[.H3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]=255;[.F4]=255;[.H4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5]=255;[.F5]=255;[.H5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]=255;[.F6]=255;[.H6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7]=255;[.F7]=255;[.H7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0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8]=255;[.F8]=255;[.H8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0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9]=255;[.F9]=255;[.H9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1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0]=255;[.F10]=255;[.H10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11]=255;[.F11]=255;[.H11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1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2]=255;[.F12]=255;[.H12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1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3]=255;[.F13]=255;[.H13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1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4]=255;[.F14]=255;[.H14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1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5]=255;[.F15]=255;[.H15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16]=255;[.F16]=255;[.H16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1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7]=255;[.F17]=255;[.H17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18]=255;[.F18]=255;[.H18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2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9]=255;[.F19]=255;[.H19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0]=255;[.F20]=255;[.H20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2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1]=255;[.F21]=255;[.H21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2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2]=255;[.F22]=255;[.H22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3]=255;[.F23]=255;[.H23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2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4]=255;[.F24]=255;[.H24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5]=255;[.F25]=255;[.H25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6]=255;[.F26]=255;[.H26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3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7]=255;[.F27]=255;[.H27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3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8]=255;[.F28]=255;[.H28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3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9]=255;[.F29]=255;[.H29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3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0]=255;[.F30]=255;[.H30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3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1]=255;[.F31]=255;[.H31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3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2]=255;[.F32]=255;[.H32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33]=255;[.F33]=255;[.H33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34]=255;[.F34]=255;[.H34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4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5]=255;[.F35]=255;[.H35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 = 4</text:p>
          </table:table-cell>
          <table:table-cell table:style-name="ce1" office:value-type="string" calcext:value-type="string">
            <text:p><text:s/>j = 2</text:p>
          </table:table-cell>
          <table:table-cell table:style-name="ce1" office:value-type="string" calcext:value-type="string">
            <text:p><text:s/>red 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<text:s/>green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blue 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AND([.D36]=255;[.F36]=255;[.H36]=255);&quot;WHITE&quot;;&quot;RED&quot;)" office:value-type="string" office:string-value="RED" calcext:value-type="string">
            <text:p>RED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 calcext:value-type="string">
            <text:p>i = 4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7]=255;[.F37]=255;[.H37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4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8]=255;[.F38]=255;[.H38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 = 4</text:p>
          </table:table-cell>
          <table:table-cell table:style-name="ce1" office:value-type="string" calcext:value-type="string">
            <text:p><text:s/>j = 5</text:p>
          </table:table-cell>
          <table:table-cell table:style-name="ce1" office:value-type="string" calcext:value-type="string">
            <text:p><text:s/>red 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<text:s/>green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blue 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AND([.D39]=255;[.F39]=255;[.H39]=255);&quot;WHITE&quot;;&quot;RED&quot;)" office:value-type="string" office:string-value="RED" calcext:value-type="string">
            <text:p>RED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 calcext:value-type="string">
            <text:p>i = 4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0]=255;[.F40]=255;[.H40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1]=255;[.F41]=255;[.H41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2]=255;[.F42]=255;[.H42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5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3]=255;[.F43]=255;[.H43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5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4]=255;[.F44]=255;[.H44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 = 5</text:p>
          </table:table-cell>
          <table:table-cell table:style-name="ce1" office:value-type="string" calcext:value-type="string">
            <text:p><text:s/>j = 3</text:p>
          </table:table-cell>
          <table:table-cell table:style-name="ce1" office:value-type="string" calcext:value-type="string">
            <text:p><text:s/>red 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<text:s/>green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blue 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AND([.D45]=255;[.F45]=255;[.H45]=255);&quot;WHITE&quot;;&quot;RED&quot;)" office:value-type="string" office:string-value="RED" calcext:value-type="string">
            <text:p>RED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i = 5</text:p>
          </table:table-cell>
          <table:table-cell table:style-name="ce1" office:value-type="string" calcext:value-type="string">
            <text:p><text:s/>j = 4</text:p>
          </table:table-cell>
          <table:table-cell table:style-name="ce1" office:value-type="string" calcext:value-type="string">
            <text:p><text:s/>red 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<text:s/>green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blue 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AND([.D46]=255;[.F46]=255;[.H46]=255);&quot;WHITE&quot;;&quot;RED&quot;)" office:value-type="string" office:string-value="RED" calcext:value-type="string">
            <text:p>RED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 calcext:value-type="string">
            <text:p>i = 5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7]=255;[.F47]=255;[.H47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5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8]=255;[.F48]=255;[.H48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9]=255;[.F49]=255;[.H49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6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0]=255;[.F50]=255;[.H50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51]=255;[.F51]=255;[.H51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6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2]=255;[.F52]=255;[.H52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6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3]=255;[.F53]=255;[.H53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6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4]=255;[.F54]=255;[.H54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6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5]=255;[.F55]=255;[.H55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56]=255;[.F56]=255;[.H56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6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7]=255;[.F57]=255;[.H57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7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8]=255;[.F58]=255;[.H58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7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9]=255;[.F59]=255;[.H59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0]=255;[.F60]=255;[.H60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1]=255;[.F61]=255;[.H61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2]=255;[.F62]=255;[.H62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3]=255;[.F63]=255;[.H63]=255);&quot;WHITE&quot;;&quot;RED&quot;)" office:value-type="string" office:string-value="RED" calcext:value-type="string">
            <text:p>RED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7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64]=255;[.F64]=255;[.H64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 = 7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65]=255;[.F65]=255;[.H65]=255);&quot;WHITE&quot;;&quot;RED&quot;)" office:value-type="string" office:string-value="WHITE" calcext:value-type="string">
            <text:p>WHI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"/>
          <table:table-cell office:value-type="string" calcext:value-type="string">
            <text:p>smiley</text:p>
          </table:table-cell>
          <table:table-cell table:number-columns-repeated="1015"/>
        </table:table-row>
      </table:table>
      <table:table table:name="Перевірка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]=255;[.F1]=255;[.H1]=255);&quot;WHITE&quot;;&quot;RED&quot;)" office:value-type="string" office:string-value="WHITE" calcext:value-type="string">
            <text:p>WHITE</text:p>
          </table:table-cell>
          <table:table-cell table:formula="of:=IF([.I1]=[$Аркуш1.I2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]=255;[.F2]=255;[.H2]=255);&quot;WHITE&quot;;&quot;RED&quot;)" office:value-type="string" office:string-value="WHITE" calcext:value-type="string">
            <text:p>WHITE</text:p>
          </table:table-cell>
          <table:table-cell table:formula="of:=IF([.I2]=[$Аркуш1.I3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3]=255;[.F3]=255;[.H3]=255);&quot;WHITE&quot;;&quot;RED&quot;)" office:value-type="string" office:string-value="RED" calcext:value-type="string">
            <text:p>RED</text:p>
          </table:table-cell>
          <table:table-cell table:formula="of:=IF([.I3]=[$Аркуш1.I4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4]=255;[.F4]=255;[.H4]=255);&quot;WHITE&quot;;&quot;RED&quot;)" office:value-type="string" office:string-value="RED" calcext:value-type="string">
            <text:p>RED</text:p>
          </table:table-cell>
          <table:table-cell table:formula="of:=IF([.I4]=[$Аркуш1.I5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5]=255;[.F5]=255;[.H5]=255);&quot;WHITE&quot;;&quot;RED&quot;)" office:value-type="string" office:string-value="RED" calcext:value-type="string">
            <text:p>RED</text:p>
          </table:table-cell>
          <table:table-cell table:formula="of:=IF([.I5]=[$Аркуш1.I6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]=255;[.F6]=255;[.H6]=255);&quot;WHITE&quot;;&quot;RED&quot;)" office:value-type="string" office:string-value="RED" calcext:value-type="string">
            <text:p>RED</text:p>
          </table:table-cell>
          <table:table-cell table:formula="of:=IF([.I6]=[$Аркуш1.I7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7]=255;[.F7]=255;[.H7]=255);&quot;WHITE&quot;;&quot;RED&quot;)" office:value-type="string" office:string-value="WHITE" calcext:value-type="string">
            <text:p>WHITE</text:p>
          </table:table-cell>
          <table:table-cell table:formula="of:=IF([.I7]=[$Аркуш1.I8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8]=255;[.F8]=255;[.H8]=255);&quot;WHITE&quot;;&quot;RED&quot;)" office:value-type="string" office:string-value="WHITE" calcext:value-type="string">
            <text:p>WHITE</text:p>
          </table:table-cell>
          <table:table-cell table:formula="of:=IF([.I8]=[$Аркуш1.I9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9]=255;[.F9]=255;[.H9]=255);&quot;WHITE&quot;;&quot;RED&quot;)" office:value-type="string" office:string-value="WHITE" calcext:value-type="string">
            <text:p>WHITE</text:p>
          </table:table-cell>
          <table:table-cell table:formula="of:=IF([.I9]=[$Аркуш1.I10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0]=255;[.F10]=255;[.H10]=255);&quot;WHITE&quot;;&quot;RED&quot;)" office:value-type="string" office:string-value="WHITE" calcext:value-type="string">
            <text:p>WHITE</text:p>
          </table:table-cell>
          <table:table-cell table:formula="of:=IF([.I10]=[$Аркуш1.I11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1]=255;[.F11]=255;[.H11]=255);&quot;WHITE&quot;;&quot;RED&quot;)" office:value-type="string" office:string-value="WHITE" calcext:value-type="string">
            <text:p>WHITE</text:p>
          </table:table-cell>
          <table:table-cell table:formula="of:=IF([.I11]=[$Аркуш1.I12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2]=255;[.F12]=255;[.H12]=255);&quot;WHITE&quot;;&quot;RED&quot;)" office:value-type="string" office:string-value="WHITE" calcext:value-type="string">
            <text:p>WHITE</text:p>
          </table:table-cell>
          <table:table-cell table:formula="of:=IF([.I12]=[$Аркуш1.I13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3]=255;[.F13]=255;[.H13]=255);&quot;WHITE&quot;;&quot;RED&quot;)" office:value-type="string" office:string-value="WHITE" calcext:value-type="string">
            <text:p>WHITE</text:p>
          </table:table-cell>
          <table:table-cell table:formula="of:=IF([.I13]=[$Аркуш1.I14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4]=255;[.F14]=255;[.H14]=255);&quot;WHITE&quot;;&quot;RED&quot;)" office:value-type="string" office:string-value="WHITE" calcext:value-type="string">
            <text:p>WHITE</text:p>
          </table:table-cell>
          <table:table-cell table:formula="of:=IF([.I14]=[$Аркуш1.I15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5]=255;[.F15]=255;[.H15]=255);&quot;WHITE&quot;;&quot;RED&quot;)" office:value-type="string" office:string-value="WHITE" calcext:value-type="string">
            <text:p>WHITE</text:p>
          </table:table-cell>
          <table:table-cell table:formula="of:=IF([.I15]=[$Аркуш1.I16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6]=255;[.F16]=255;[.H16]=255);&quot;WHITE&quot;;&quot;RED&quot;)" office:value-type="string" office:string-value="WHITE" calcext:value-type="string">
            <text:p>WHITE</text:p>
          </table:table-cell>
          <table:table-cell table:formula="of:=IF([.I16]=[$Аркуш1.I17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7]=255;[.F17]=255;[.H17]=255);&quot;WHITE&quot;;&quot;RED&quot;)" office:value-type="string" office:string-value="WHITE" calcext:value-type="string">
            <text:p>WHITE</text:p>
          </table:table-cell>
          <table:table-cell table:formula="of:=IF([.I17]=[$Аркуш1.I18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8]=255;[.F18]=255;[.H18]=255);&quot;WHITE&quot;;&quot;RED&quot;)" office:value-type="string" office:string-value="WHITE" calcext:value-type="string">
            <text:p>WHITE</text:p>
          </table:table-cell>
          <table:table-cell table:formula="of:=IF([.I18]=[$Аркуш1.I19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19]=255;[.F19]=255;[.H19]=255);&quot;WHITE&quot;;&quot;RED&quot;)" office:value-type="string" office:string-value="RED" calcext:value-type="string">
            <text:p>RED</text:p>
          </table:table-cell>
          <table:table-cell table:formula="of:=IF([.I19]=[$Аркуш1.I20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0]=255;[.F20]=255;[.H20]=255);&quot;WHITE&quot;;&quot;RED&quot;)" office:value-type="string" office:string-value="WHITE" calcext:value-type="string">
            <text:p>WHITE</text:p>
          </table:table-cell>
          <table:table-cell table:formula="of:=IF([.I20]=[$Аркуш1.I21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1]=255;[.F21]=255;[.H21]=255);&quot;WHITE&quot;;&quot;RED&quot;)" office:value-type="string" office:string-value="WHITE" calcext:value-type="string">
            <text:p>WHITE</text:p>
          </table:table-cell>
          <table:table-cell table:formula="of:=IF([.I21]=[$Аркуш1.I22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22]=255;[.F22]=255;[.H22]=255);&quot;WHITE&quot;;&quot;RED&quot;)" office:value-type="string" office:string-value="RED" calcext:value-type="string">
            <text:p>RED</text:p>
          </table:table-cell>
          <table:table-cell table:formula="of:=IF([.I22]=[$Аркуш1.I23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3]=255;[.F23]=255;[.H23]=255);&quot;WHITE&quot;;&quot;RED&quot;)" office:value-type="string" office:string-value="WHITE" calcext:value-type="string">
            <text:p>WHITE</text:p>
          </table:table-cell>
          <table:table-cell table:formula="of:=IF([.I23]=[$Аркуш1.I24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4]=255;[.F24]=255;[.H24]=255);&quot;WHITE&quot;;&quot;RED&quot;)" office:value-type="string" office:string-value="WHITE" calcext:value-type="string">
            <text:p>WHITE</text:p>
          </table:table-cell>
          <table:table-cell table:formula="of:=IF([.I24]=[$Аркуш1.I25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5]=255;[.F25]=255;[.H25]=255);&quot;WHITE&quot;;&quot;RED&quot;)" office:value-type="string" office:string-value="WHITE" calcext:value-type="string">
            <text:p>WHITE</text:p>
          </table:table-cell>
          <table:table-cell table:formula="of:=IF([.I25]=[$Аркуш1.I26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6]=255;[.F26]=255;[.H26]=255);&quot;WHITE&quot;;&quot;RED&quot;)" office:value-type="string" office:string-value="WHITE" calcext:value-type="string">
            <text:p>WHITE</text:p>
          </table:table-cell>
          <table:table-cell table:formula="of:=IF([.I26]=[$Аркуш1.I27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7]=255;[.F27]=255;[.H27]=255);&quot;WHITE&quot;;&quot;RED&quot;)" office:value-type="string" office:string-value="WHITE" calcext:value-type="string">
            <text:p>WHITE</text:p>
          </table:table-cell>
          <table:table-cell table:formula="of:=IF([.I27]=[$Аркуш1.I28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8]=255;[.F28]=255;[.H28]=255);&quot;WHITE&quot;;&quot;RED&quot;)" office:value-type="string" office:string-value="WHITE" calcext:value-type="string">
            <text:p>WHITE</text:p>
          </table:table-cell>
          <table:table-cell table:formula="of:=IF([.I28]=[$Аркуш1.I29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9]=255;[.F29]=255;[.H29]=255);&quot;WHITE&quot;;&quot;RED&quot;)" office:value-type="string" office:string-value="WHITE" calcext:value-type="string">
            <text:p>WHITE</text:p>
          </table:table-cell>
          <table:table-cell table:formula="of:=IF([.I29]=[$Аркуш1.I30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0]=255;[.F30]=255;[.H30]=255);&quot;WHITE&quot;;&quot;RED&quot;)" office:value-type="string" office:string-value="WHITE" calcext:value-type="string">
            <text:p>WHITE</text:p>
          </table:table-cell>
          <table:table-cell table:formula="of:=IF([.I30]=[$Аркуш1.I31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1]=255;[.F31]=255;[.H31]=255);&quot;WHITE&quot;;&quot;RED&quot;)" office:value-type="string" office:string-value="WHITE" calcext:value-type="string">
            <text:p>WHITE</text:p>
          </table:table-cell>
          <table:table-cell table:formula="of:=IF([.I31]=[$Аркуш1.I32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2]=255;[.F32]=255;[.H32]=255);&quot;WHITE&quot;;&quot;RED&quot;)" office:value-type="string" office:string-value="WHITE" calcext:value-type="string">
            <text:p>WHITE</text:p>
          </table:table-cell>
          <table:table-cell table:formula="of:=IF([.I32]=[$Аркуш1.I33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3]=255;[.F33]=255;[.H33]=255);&quot;WHITE&quot;;&quot;RED&quot;)" office:value-type="string" office:string-value="WHITE" calcext:value-type="string">
            <text:p>WHITE</text:p>
          </table:table-cell>
          <table:table-cell table:formula="of:=IF([.I33]=[$Аркуш1.I34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4]=255;[.F34]=255;[.H34]=255);&quot;WHITE&quot;;&quot;RED&quot;)" office:value-type="string" office:string-value="WHITE" calcext:value-type="string">
            <text:p>WHITE</text:p>
          </table:table-cell>
          <table:table-cell table:formula="of:=IF([.I34]=[$Аркуш1.I35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35]=255;[.F35]=255;[.H35]=255);&quot;WHITE&quot;;&quot;RED&quot;)" office:value-type="string" office:string-value="RED" calcext:value-type="string">
            <text:p>RED</text:p>
          </table:table-cell>
          <table:table-cell table:formula="of:=IF([.I35]=[$Аркуш1.I36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6]=255;[.F36]=255;[.H36]=255);&quot;WHITE&quot;;&quot;RED&quot;)" office:value-type="string" office:string-value="WHITE" calcext:value-type="string">
            <text:p>WHITE</text:p>
          </table:table-cell>
          <table:table-cell table:formula="of:=IF([.I36]=[$Аркуш1.I37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7]=255;[.F37]=255;[.H37]=255);&quot;WHITE&quot;;&quot;RED&quot;)" office:value-type="string" office:string-value="WHITE" calcext:value-type="string">
            <text:p>WHITE</text:p>
          </table:table-cell>
          <table:table-cell table:formula="of:=IF([.I37]=[$Аркуш1.I38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38]=255;[.F38]=255;[.H38]=255);&quot;WHITE&quot;;&quot;RED&quot;)" office:value-type="string" office:string-value="RED" calcext:value-type="string">
            <text:p>RED</text:p>
          </table:table-cell>
          <table:table-cell table:formula="of:=IF([.I38]=[$Аркуш1.I39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9]=255;[.F39]=255;[.H39]=255);&quot;WHITE&quot;;&quot;RED&quot;)" office:value-type="string" office:string-value="WHITE" calcext:value-type="string">
            <text:p>WHITE</text:p>
          </table:table-cell>
          <table:table-cell table:formula="of:=IF([.I39]=[$Аркуш1.I40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0]=255;[.F40]=255;[.H40]=255);&quot;WHITE&quot;;&quot;RED&quot;)" office:value-type="string" office:string-value="WHITE" calcext:value-type="string">
            <text:p>WHITE</text:p>
          </table:table-cell>
          <table:table-cell table:formula="of:=IF([.I40]=[$Аркуш1.I41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1]=255;[.F41]=255;[.H41]=255);&quot;WHITE&quot;;&quot;RED&quot;)" office:value-type="string" office:string-value="WHITE" calcext:value-type="string">
            <text:p>WHITE</text:p>
          </table:table-cell>
          <table:table-cell table:formula="of:=IF([.I41]=[$Аркуш1.I42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2]=255;[.F42]=255;[.H42]=255);&quot;WHITE&quot;;&quot;RED&quot;)" office:value-type="string" office:string-value="WHITE" calcext:value-type="string">
            <text:p>WHITE</text:p>
          </table:table-cell>
          <table:table-cell table:formula="of:=IF([.I42]=[$Аркуш1.I43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3]=255;[.F43]=255;[.H43]=255);&quot;WHITE&quot;;&quot;RED&quot;)" office:value-type="string" office:string-value="WHITE" calcext:value-type="string">
            <text:p>WHITE</text:p>
          </table:table-cell>
          <table:table-cell table:formula="of:=IF([.I43]=[$Аркуш1.I44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44]=255;[.F44]=255;[.H44]=255);&quot;WHITE&quot;;&quot;RED&quot;)" office:value-type="string" office:string-value="RED" calcext:value-type="string">
            <text:p>RED</text:p>
          </table:table-cell>
          <table:table-cell table:formula="of:=IF([.I44]=[$Аркуш1.I45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45]=255;[.F45]=255;[.H45]=255);&quot;WHITE&quot;;&quot;RED&quot;)" office:value-type="string" office:string-value="RED" calcext:value-type="string">
            <text:p>RED</text:p>
          </table:table-cell>
          <table:table-cell table:formula="of:=IF([.I45]=[$Аркуш1.I46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6]=255;[.F46]=255;[.H46]=255);&quot;WHITE&quot;;&quot;RED&quot;)" office:value-type="string" office:string-value="WHITE" calcext:value-type="string">
            <text:p>WHITE</text:p>
          </table:table-cell>
          <table:table-cell table:formula="of:=IF([.I46]=[$Аркуш1.I47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7]=255;[.F47]=255;[.H47]=255);&quot;WHITE&quot;;&quot;RED&quot;)" office:value-type="string" office:string-value="WHITE" calcext:value-type="string">
            <text:p>WHITE</text:p>
          </table:table-cell>
          <table:table-cell table:formula="of:=IF([.I47]=[$Аркуш1.I48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8]=255;[.F48]=255;[.H48]=255);&quot;WHITE&quot;;&quot;RED&quot;)" office:value-type="string" office:string-value="WHITE" calcext:value-type="string">
            <text:p>WHITE</text:p>
          </table:table-cell>
          <table:table-cell table:formula="of:=IF([.I48]=[$Аркуш1.I49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9]=255;[.F49]=255;[.H49]=255);&quot;WHITE&quot;;&quot;RED&quot;)" office:value-type="string" office:string-value="WHITE" calcext:value-type="string">
            <text:p>WHITE</text:p>
          </table:table-cell>
          <table:table-cell table:formula="of:=IF([.I49]=[$Аркуш1.I50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0]=255;[.F50]=255;[.H50]=255);&quot;WHITE&quot;;&quot;RED&quot;)" office:value-type="string" office:string-value="WHITE" calcext:value-type="string">
            <text:p>WHITE</text:p>
          </table:table-cell>
          <table:table-cell table:formula="of:=IF([.I50]=[$Аркуш1.I51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1]=255;[.F51]=255;[.H51]=255);&quot;WHITE&quot;;&quot;RED&quot;)" office:value-type="string" office:string-value="WHITE" calcext:value-type="string">
            <text:p>WHITE</text:p>
          </table:table-cell>
          <table:table-cell table:formula="of:=IF([.I51]=[$Аркуш1.I52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2]=255;[.F52]=255;[.H52]=255);&quot;WHITE&quot;;&quot;RED&quot;)" office:value-type="string" office:string-value="WHITE" calcext:value-type="string">
            <text:p>WHITE</text:p>
          </table:table-cell>
          <table:table-cell table:formula="of:=IF([.I52]=[$Аркуш1.I53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3]=255;[.F53]=255;[.H53]=255);&quot;WHITE&quot;;&quot;RED&quot;)" office:value-type="string" office:string-value="WHITE" calcext:value-type="string">
            <text:p>WHITE</text:p>
          </table:table-cell>
          <table:table-cell table:formula="of:=IF([.I53]=[$Аркуш1.I54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4]=255;[.F54]=255;[.H54]=255);&quot;WHITE&quot;;&quot;RED&quot;)" office:value-type="string" office:string-value="WHITE" calcext:value-type="string">
            <text:p>WHITE</text:p>
          </table:table-cell>
          <table:table-cell table:formula="of:=IF([.I54]=[$Аркуш1.I55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5]=255;[.F55]=255;[.H55]=255);&quot;WHITE&quot;;&quot;RED&quot;)" office:value-type="string" office:string-value="WHITE" calcext:value-type="string">
            <text:p>WHITE</text:p>
          </table:table-cell>
          <table:table-cell table:formula="of:=IF([.I55]=[$Аркуш1.I56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6]=255;[.F56]=255;[.H56]=255);&quot;WHITE&quot;;&quot;RED&quot;)" office:value-type="string" office:string-value="WHITE" calcext:value-type="string">
            <text:p>WHITE</text:p>
          </table:table-cell>
          <table:table-cell table:formula="of:=IF([.I56]=[$Аркуш1.I57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7]=255;[.F57]=255;[.H57]=255);&quot;WHITE&quot;;&quot;RED&quot;)" office:value-type="string" office:string-value="WHITE" calcext:value-type="string">
            <text:p>WHITE</text:p>
          </table:table-cell>
          <table:table-cell table:formula="of:=IF([.I57]=[$Аркуш1.I58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8]=255;[.F58]=255;[.H58]=255);&quot;WHITE&quot;;&quot;RED&quot;)" office:value-type="string" office:string-value="WHITE" calcext:value-type="string">
            <text:p>WHITE</text:p>
          </table:table-cell>
          <table:table-cell table:formula="of:=IF([.I58]=[$Аркуш1.I59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59]=255;[.F59]=255;[.H59]=255);&quot;WHITE&quot;;&quot;RED&quot;)" office:value-type="string" office:string-value="RED" calcext:value-type="string">
            <text:p>RED</text:p>
          </table:table-cell>
          <table:table-cell table:formula="of:=IF([.I59]=[$Аркуш1.I60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0]=255;[.F60]=255;[.H60]=255);&quot;WHITE&quot;;&quot;RED&quot;)" office:value-type="string" office:string-value="RED" calcext:value-type="string">
            <text:p>RED</text:p>
          </table:table-cell>
          <table:table-cell table:formula="of:=IF([.I60]=[$Аркуш1.I61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1]=255;[.F61]=255;[.H61]=255);&quot;WHITE&quot;;&quot;RED&quot;)" office:value-type="string" office:string-value="RED" calcext:value-type="string">
            <text:p>RED</text:p>
          </table:table-cell>
          <table:table-cell table:formula="of:=IF([.I61]=[$Аркуш1.I62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2]=255;[.F62]=255;[.H62]=255);&quot;WHITE&quot;;&quot;RED&quot;)" office:value-type="string" office:string-value="RED" calcext:value-type="string">
            <text:p>RED</text:p>
          </table:table-cell>
          <table:table-cell table:formula="of:=IF([.I62]=[$Аркуш1.I63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63]=255;[.F63]=255;[.H63]=255);&quot;WHITE&quot;;&quot;RED&quot;)" office:value-type="string" office:string-value="WHITE" calcext:value-type="string">
            <text:p>WHITE</text:p>
          </table:table-cell>
          <table:table-cell table:formula="of:=IF([.I63]=[$Аркуш1.I64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64]=255;[.F64]=255;[.H64]=255);&quot;WHITE&quot;;&quot;RED&quot;)" office:value-type="string" office:string-value="WHITE" calcext:value-type="string">
            <text:p>WHITE</text:p>
          </table:table-cell>
          <table:table-cell table:formula="of:=IF([.I64]=[$Аркуш1.I65];&quot;&quot;;&quot;WRONG&quot;)">
            <text:p/>
          </table:table-cell>
        </table:table-row>
      </table:table>
      <table:named-expressions/>
      <table:database-ranges>
        <table:database-range table:name="__Anonymous_Sheet_DB__0" table:target-range-address="Аркуш1.A1:Аркуш1.I65" table:display-filter-buttons="true">
          <table:filter>
            <table:filter-and>
              <table:filter-condition table:value="RED" table:operator="=" table:field-number="8"/>
            </table:filter-and>
          </table:filter>
        </table:database-range>
        <table:database-range table:name="__Anonymous_Sheet_DB__1" table:target-range-address="Перевірка.A1:Перевірка.A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0:45:18.401102134</meta:creation-date>
    <dc:date>2024-02-25T20:17:11.590657421</dc:date>
    <meta:editing-duration>PT1H4M6S</meta:editing-duration>
    <meta:editing-cycles>8</meta:editing-cycles>
    <meta:generator>LibreOffice/7.3.7.2$Linux_X86_64 LibreOffice_project/30$Build-2</meta:generator>
    <meta:document-statistic meta:table-count="2" meta:cell-count="1226" meta:object-count="0"/>
  </office:meta>
</office:document-meta>
</file>